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Black1" svg:font-family="'Arial Black'"/>
    <style:font-face style:name="Helvetica2" svg:font-family="Helvetica"/>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ist_20_1"/>
    <style:style style:name="P8" style:family="paragraph" style:parent-style-name="Text_20_body" style:list-style-name="List_20_1"/>
    <style:style style:name="P9" style:family="paragraph" style:parent-style-name="Text_20_body" style:list-style-name="List_20_1"/>
    <style:style style:name="P10" style:family="paragraph" style:parent-style-name="Text_20_body" style:list-style-name="List_20_1"/>
    <style:style style:name="P11" style:family="paragraph" style:parent-style-name="Text_20_body" style:list-style-name="List_20_1"/>
    <style:style style:name="P12" style:family="paragraph" style:parent-style-name="Text_20_body" style:list-style-name="List_20_1"/>
    <style:style style:name="P13" style:family="paragraph" style:parent-style-name="Text_20_body" style:list-style-name="List_20_1"/>
    <style:style style:name="P14" style:family="paragraph" style:parent-style-name="Text_20_body" style:list-style-name="List_20_1"/>
    <style:style style:name="P15" style:family="paragraph" style:parent-style-name="Text_20_body" style:list-style-name="List_20_1"/>
    <style:style style:name="P16" style:family="paragraph" style:parent-style-name="Text_20_body" style:list-style-name="List_20_1"/>
    <style:style style:name="P17" style:family="paragraph" style:parent-style-name="Text_20_body" style:list-style-name="List_20_1"/>
    <style:style style:name="P18" style:family="paragraph" style:parent-style-name="Text_20_body" style:list-style-name="List_20_1"/>
    <style:style style:name="P19" style:family="paragraph" style:parent-style-name="Text_20_body" style:list-style-name="List_20_1"/>
    <style:style style:name="P20" style:family="paragraph" style:parent-style-name="Text_20_body" style:list-style-name="List_20_1"/>
    <style:style style:name="P21" style:family="paragraph" style:parent-style-name="Text_20_body" style:list-style-name="List_20_1"/>
    <style:style style:name="P22" style:family="paragraph" style:parent-style-name="Text_20_body" style:list-style-name="List_20_1"/>
    <style:style style:name="P23" style:family="paragraph" style:parent-style-name="Text_20_body" style:list-style-name="List_20_1"/>
    <style:style style:name="P24" style:family="paragraph" style:parent-style-name="Text_20_body" style:list-style-name="List_20_1"/>
    <style:style style:name="P25" style:family="paragraph" style:parent-style-name="Text_20_body" style:list-style-name="List_20_1"/>
    <style:style style:name="P26" style:family="paragraph" style:parent-style-name="Text_20_body" style:list-style-name="List_20_1"/>
    <style:style style:name="P27" style:family="paragraph" style:parent-style-name="Text_20_body" style:list-style-name="List_20_1"/>
    <style:style style:name="P28" style:family="paragraph" style:parent-style-name="Text_20_body" style:list-style-name="List_20_1"/>
    <style:style style:name="P29" style:family="paragraph" style:parent-style-name="Text_20_body">
      <style:paragraph-properties fo:text-align="justify" style:justify-single-word="false"/>
      <style:text-properties style:font-name="Helvetica2" fo:font-size="11pt" fo:language="ca" fo:country="ES"/>
    </style:style>
    <style:style style:name="P30" style:family="paragraph" style:parent-style-name="Text_20_body">
      <style:paragraph-properties fo:text-align="justify" style:justify-single-word="false"/>
      <style:text-properties fo:language="ca" fo:country="ES"/>
    </style:style>
    <style:style style:name="P31" style:family="paragraph" style:parent-style-name="Text_20_body">
      <style:text-properties fo:language="ca" fo:country="ES" fo:font-weight="bold"/>
    </style:style>
    <style:style style:name="P32" style:family="paragraph" style:parent-style-name="Text_20_body">
      <style:paragraph-properties fo:text-align="justify" style:justify-single-word="false"/>
    </style:style>
    <style:style style:name="P33" style:family="paragraph" style:parent-style-name="Text_20_body">
      <style:paragraph-properties fo:margin-left="1.27cm" fo:margin-right="0cm" fo:text-align="justify" style:justify-single-word="false" fo:text-indent="-0.635cm" style:auto-text-indent="false"/>
    </style:style>
    <style:style style:name="P34" style:family="paragraph" style:parent-style-name="Text_20_body">
      <style:paragraph-properties fo:text-align="justify" style:justify-single-word="false" fo:break-before="page"/>
    </style:style>
    <style:style style:name="P35" style:family="paragraph" style:parent-style-name="Text_20_body">
      <style:paragraph-properties fo:margin-left="0.635cm" fo:margin-right="0cm" fo:text-indent="0cm" style:auto-text-indent="false"/>
    </style:style>
    <style:style style:name="P36" style:family="paragraph" style:parent-style-name="Text_20_body">
      <style:paragraph-properties fo:margin-left="0.635cm" fo:margin-right="0cm" fo:text-indent="0cm" style:auto-text-indent="false"/>
      <style:text-properties fo:language="ca" fo:country="ES"/>
    </style:style>
    <style:style style:name="P37" style:family="paragraph" style:parent-style-name="Text_20_body">
      <style:paragraph-properties fo:margin-left="0.635cm" fo:margin-right="0cm" fo:text-indent="0cm" style:auto-text-indent="false"/>
      <style:text-properties fo:language="ca" fo:country="ES" fo:font-weight="bold"/>
    </style:style>
    <style:style style:name="P38" style:family="paragraph" style:parent-style-name="Text_20_body">
      <style:paragraph-properties fo:margin-left="0.635cm" fo:margin-right="0cm" fo:text-align="justify" style:justify-single-word="false" fo:text-indent="0cm" style:auto-text-indent="false"/>
      <style:text-properties fo:language="ca" fo:country="ES"/>
    </style:style>
    <style:style style:name="P39" style:family="paragraph" style:parent-style-name="Text_20_body">
      <style:paragraph-properties fo:margin-left="0cm" fo:margin-right="0cm" fo:text-indent="0.635cm" style:auto-text-indent="false"/>
      <style:text-properties fo:language="ca" fo:country="ES" fo:font-weight="bold"/>
    </style:style>
    <style:style style:name="P40" style:family="paragraph" style:parent-style-name="Text_20_body">
      <style:paragraph-properties fo:margin-left="1.27cm" fo:margin-right="0cm" fo:text-indent="0cm" style:auto-text-indent="false"/>
      <style:text-properties fo:language="ca" fo:country="ES"/>
    </style:style>
    <style:style style:name="P41" style:family="paragraph" style:parent-style-name="Text_20_body">
      <style:paragraph-properties fo:margin-left="1.27cm" fo:margin-right="0cm" fo:margin-top="0cm" fo:margin-bottom="0cm" fo:text-indent="0cm" style:auto-text-indent="false"/>
    </style:style>
    <style:style style:name="P42" style:family="paragraph" style:parent-style-name="Text_20_body">
      <style:paragraph-properties fo:margin-left="1.27cm" fo:margin-right="0cm" fo:margin-top="0cm" fo:margin-bottom="0cm" fo:text-indent="0cm" style:auto-text-indent="false"/>
      <style:text-properties fo:language="ca" fo:country="ES"/>
    </style:style>
    <style:style style:name="P43" style:family="paragraph" style:parent-style-name="Text_20_body">
      <style:paragraph-properties fo:margin-left="1.27cm" fo:margin-right="0cm" fo:text-indent="-1.27cm" style:auto-text-indent="false"/>
    </style:style>
    <style:style style:name="P44" style:family="paragraph" style:parent-style-name="Text_20_body" style:master-page-name="Standard">
      <style:text-properties fo:language="ca" fo:country="ES"/>
    </style:style>
    <style:style style:name="P45" style:family="paragraph" style:parent-style-name="Marginalia" style:master-page-name="Standard">
      <style:paragraph-properties fo:margin-left="0cm" fo:margin-right="0cm" fo:text-indent="0cm" style:auto-text-indent="false"/>
    </style:style>
    <style:style style:name="P46" style:family="paragraph" style:parent-style-name="Heading_20_1">
      <style:paragraph-properties fo:margin-left="0cm" fo:margin-right="0cm" fo:text-align="justify" style:justify-single-word="false" fo:text-indent="0cm" style:auto-text-indent="false"/>
    </style:style>
    <style:style style:name="P47" style:family="paragraph" style:parent-style-name="Heading_20_1">
      <style:paragraph-properties fo:margin-left="0cm" fo:margin-right="0cm" fo:text-align="justify" style:justify-single-word="false" fo:text-indent="0cm" style:auto-text-indent="false" fo:break-before="page"/>
    </style:style>
    <style:style style:name="P48" style:family="paragraph" style:parent-style-name="Heading_20_2" style:master-page-name="Standard"/>
    <style:style style:name="P49" style:family="paragraph" style:parent-style-name="Heading_20_2">
      <style:paragraph-properties fo:margin-left="0cm" fo:margin-right="0cm" fo:text-align="justify" style:justify-single-word="false" fo:text-indent="0cm" style:auto-text-indent="false"/>
    </style:style>
    <style:style style:name="P50" style:family="paragraph" style:parent-style-name="Heading_20_2">
      <style:paragraph-properties fo:margin-left="0cm" fo:margin-right="0cm" fo:text-align="justify" style:justify-single-word="false" fo:text-indent="0cm" style:auto-text-indent="false" fo:break-before="pag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T10" style:family="text">
      <style:text-properties fo:font-variant="normal" fo:text-transform="none" style:font-name="Arial Black1" fo:language="ca" fo:country="ES" fo:font-weight="normal"/>
    </style:style>
    <style:style style:name="T11" style:family="text">
      <style:text-properties fo:font-variant="normal" fo:text-transform="none" fo:language="ca" fo:country="ES"/>
    </style:style>
    <style:style style:name="T12" style:family="text">
      <style:text-properties fo:font-variant="normal" fo:text-transform="none" style:font-name="Symbol1" fo:font-size="11pt" fo:language="ca" fo:country="ES"/>
    </style:style>
    <style:style style:name="T13" style:family="text">
      <style:text-properties style:font-name="Arial Black1" fo:language="ca" fo:country="ES" fo:font-weight="normal"/>
    </style:style>
    <style:style style:name="T14" style:family="text">
      <style:text-properties fo:language="ca" fo:country="ES"/>
    </style:style>
    <style:style style:name="T15" style:family="text">
      <style:text-properties fo:font-style="italic"/>
    </style:style>
    <style:style style:name="T16" style:family="text">
      <style:text-properties style:font-name="Symbol1" fo:font-size="11pt" fo:language="ca" fo:country="ES"/>
    </style:style>
    <style:style style:name="T17" style:family="text">
      <style:text-properties style:font-name="Helvetica2" fo:font-size="11pt" fo:language="ca" fo:country="ES"/>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p text:style-name="P44">Test Cases</text:p>
      <text:p text:style-name="P46"><text:bookmark text:name="_Toc137219477"/><text:bookmark text:name="Introduction"/><text:span text:style-name="T13">1</text:span><text:span text:style-name="T10">                  </text:span><text:span text:style-name="T14">Introducció</text:span></text:p>
      <text:p text:style-name="Text_20_body"> </text:p>
      <text:h text:style-name="P49" text:outline-level="2"><text:bookmark text:name="_Toc137219478"/><text:bookmark text:name="Purpose"/><text:span text:style-name="T14">1.1</text:span><text:span text:style-name="T11">        </text:span><text:span text:style-name="T14">Objectiu</text:span></text:h>
      <text:p text:style-name="P29">L’objectiu dels Test Cases per a la la fase d’Elaboració del <text:span text:style-name="T15">Sistema d’Informació per a les Subhastes </text:span>d’Art és detallar com han de ser les proves pels casos d’ús definits al Test Plan. En concret s’ha de:</text:p>
      <text:p text:style-name="P33"><text:span text:style-name="T16">·</text:span><text:span text:style-name="T12">         </text:span><text:span text:style-name="T17">Descriure l’objecte / requisit sota la prova</text:span></text:p>
      <text:p text:style-name="P33"><text:span text:style-name="T16">·</text:span><text:span text:style-name="T12">         </text:span><text:span text:style-name="T17">Descriure l’estat inicial del sistema</text:span></text:p>
      <text:p text:style-name="P33"><text:span text:style-name="T16">·</text:span><text:span text:style-name="T12">         </text:span><text:span text:style-name="T17">Descriure específicament en que consistirà la prova</text:span></text:p>
      <text:p text:style-name="P33"><text:span text:style-name="T16">·</text:span><text:span text:style-name="T12">         </text:span><text:span text:style-name="T17">Detallar els punts de validació i resultats esperats de la prova</text:span></text:p>
      <text:h text:style-name="P49" text:outline-level="2"><text:bookmark text:name="_Toc137219479"/><text:span text:style-name="T14">1.2</text:span><text:span text:style-name="T11">        </text:span><text:span text:style-name="T14">Abast</text:span></text:h>
      <text:p text:style-name="Text_20_body"> </text:p>
      <text:p text:style-name="P30">Aquest document només es centra en detallar els casos de prova dels casos d’ús dissenyats a la fase d’Elaboració. Aquests són:</text:p>
      <text:p text:style-name="P33"><text:span text:style-name="T14">-</text:span><text:span text:style-name="T11">          </text:span><text:span text:style-name="T14">Alta proveïdor</text:span></text:p>
      <text:p text:style-name="P33"><text:span text:style-name="T14">-</text:span><text:span text:style-name="T11">          </text:span><text:span text:style-name="T14">Alta persona</text:span></text:p>
      <text:p text:style-name="P33"><text:span text:style-name="T14">-</text:span><text:span text:style-name="T11">          </text:span><text:span text:style-name="T14">Alta peça</text:span></text:p>
      <text:p text:style-name="P33"><text:span text:style-name="T14">-</text:span><text:span text:style-name="T11">          </text:span><text:span text:style-name="T14">Deixar en dipòsit</text:span></text:p>
      <text:p text:style-name="P33"><text:span text:style-name="T14">-</text:span><text:span text:style-name="T11">          </text:span><text:span text:style-name="T14">Alta subhasta</text:span></text:p>
      <text:p text:style-name="P33"><text:span text:style-name="T14">-</text:span><text:span text:style-name="T11">          </text:span><text:span text:style-name="T14">Afegir / Treure peces</text:span></text:p>
      <text:p text:style-name="P33"><text:span text:style-name="T14">-</text:span><text:span text:style-name="T11">          </text:span><text:span text:style-name="T14">Alta assistent</text:span></text:p>
      <text:p text:style-name="P33"><text:span text:style-name="T14">-</text:span><text:span text:style-name="T11">          </text:span><text:span text:style-name="T14">Cerca de peces</text:span></text:p>
      <text:p text:style-name="P33"><text:span text:style-name="T14">-</text:span><text:span text:style-name="T11">          </text:span><text:span text:style-name="T14">Realitzar subhasta</text:span></text:p>
      <text:p text:style-name="P33"><text:span text:style-name="T14">-</text:span><text:span text:style-name="T11">          </text:span><text:span text:style-name="T14">Subhastar peça</text:span></text:p>
      <text:p text:style-name="P30">En cada cas d’ús es prioritzaran uns aspectes, d’acord amb el que s’explica al Test Plan. En els casos d’ús d’alta es provarà la interfície, la integritat de les dades i la funcionalitat. En els casos d’ús crítics (Realitzar subhasta i Subhastar peça) es provarà l’actuació i la funcionalitat, sobretot. </text:p>
      <text:p text:style-name="P32"> </text:p>
      <text:h text:style-name="P49" text:outline-level="2"><text:bookmark text:name="_Toc137219480"/><text:bookmark text:name="_Toc35985177"/><text:span text:style-name="T14">1.3</text:span><text:span text:style-name="T11">        </text:span><text:span text:style-name="T14">Estructura del Document</text:span></text:h>
      <text:p text:style-name="Text_20_body"> </text:p>
      <text:p text:style-name="P30">Aquest document s’organitza en dos apartats. No segueix estrictament les plantilles del RUP, ja que fer-ho comportaria excessiva feina pels objectius d’aquest projecte. </text:p>
      <text:p text:style-name="P30">El primer apartat conté la introducció, comuna a tots els documents. El segon apartat conté el detall dels casos de prova. Aquest apartat es divideix en un subapartat per cada  cas d’ús que es prova, i a més a cada cas d’ús hi poden haver proves diferents.</text:p>
      <text:p text:style-name="P34"> </text:p>
      <text:p text:style-name="P46"><text:bookmark text:name="_Toc137219481"/><text:span text:style-name="T13">2</text:span><text:span text:style-name="T10">                  </text:span><text:span text:style-name="T14">Casos d’ús a provar i detall dels casos de prova</text:span></text:p>
      <text:p text:style-name="P29">A continuació hi ha una llista de cada cas d’ús que es provarà. Per cadascun d’ells, les proves es fixaran en uns aspectes o en d’altres.</text:p>
      <text:h text:style-name="P49" text:outline-level="2"><text:bookmark text:name="_Toc137219482"/><text:span text:style-name="T14">2.1</text:span><text:span text:style-name="T11">        </text:span><text:span text:style-name="T14">Alta proveïdor</text:span></text:h>
      <text:p text:style-name="Text_20_body"> </text:p>
      <text:p text:style-name="P31">Descripció del cas de prova</text:p>
      <text:p text:style-name="P36">Donar d’alta un proveïdor. S’introdueixen totes les seves dades tal com indica el formulari d’entrada de dades. Es provaran diversos aspectes, com que el proveïdor sigui un particular, una empresa, </text:p>
      <text:p text:style-name="P31">Condicions d’execució</text:p>
      <text:p text:style-name="P39">i. Precondicions</text:p>
      <text:p text:style-name="Text_20_body">            <text:span text:style-name="T14">El sistema no requereix cap precondició especial. Ha d’estar en un estat de funcionament                    correcte i prou.</text:span></text:p>
      <text:p text:style-name="P39">ii. Inputs</text:p>
      <text:p text:style-name="P42">Intuïtivament és clar com han de ser els inputs. Se’n detallen dos exemples, un d’un particular i un d’una empresa.</text:p>
      <text:p text:style-name="P41"> </text:p>
      <text:p text:style-name="P42">Particular:                                                                             </text:p>
      <text:p text:style-name="P42">Nom:                          Joan </text:p>
      <text:p text:style-name="P41">            <text:span text:style-name="T14">Cognoms:                   Aguilar Martínez</text:span></text:p>
      <text:p text:style-name="P41">            <text:span text:style-name="T14">DNI:                             77598711-K</text:span></text:p>
      <text:p text:style-name="P41">            <text:span text:style-name="T14">Telèfon:                       938791235</text:span></text:p>
      <text:p text:style-name="P41">            <text:span text:style-name="T14">Adreça:                                   Carrer València 34, 1r 3a</text:span></text:p>
      <text:p text:style-name="P41">            <text:span text:style-name="T14">Població:                     Barcelona</text:span></text:p>
      <text:p text:style-name="P41">            <text:span text:style-name="T14">C.P./Z.I.P:                   08080</text:span></text:p>
      <text:p text:style-name="P41">            <text:span text:style-name="T14">País:                           Espanya</text:span></text:p>
      <text:p text:style-name="P41">            <text:span text:style-name="T14">Informació Addicional:            ---</text:span></text:p>
      <text:p text:style-name="P41"> </text:p>
      <text:p text:style-name="P42">Empresa:</text:p>
      <text:p text:style-name="P41">            <text:span text:style-name="T14">Nom:                           Antiquaris Brossa</text:span></text:p>
      <text:p text:style-name="P41">            <text:span text:style-name="T14">NIF:                             34314124-L</text:span></text:p>
      <text:p text:style-name="P41">            <text:span text:style-name="T14">Telèfon:                      931258391</text:span></text:p>
      <text:p text:style-name="P41">            <text:span text:style-name="T14">Adreça:                                   Carrer Mallorca 34, baixos</text:span></text:p>
      <text:p text:style-name="P41">            <text:span text:style-name="T14">Població:                    Barcelona</text:span></text:p>
      <text:p text:style-name="P41">            <text:span text:style-name="T14">C.P./Z.I.P                    08080</text:span></text:p>
      <text:p text:style-name="P41">            <text:span text:style-name="T14">País:                           Espanya</text:span></text:p>
      <text:p text:style-name="P41">            <text:span text:style-name="T14">Informació Addicional:            ---</text:span></text:p>
      <text:p text:style-name="P41">            <text:span text:style-name="T14">Associar personal      Sí: Comercial, ...</text:span></text:p>
      <text:p text:style-name="P41"> </text:p>
      <text:p text:style-name="P42">També s’ha d’entrar proveïdors cancel·lant-los abans del registre final.</text:p>
      <text:p text:style-name="P41"> </text:p>
      <text:p text:style-name="P39">iii. Punts d’observació i control</text:p>
      <text:p text:style-name="Text_20_body">            <text:span text:style-name="T14">És interessant afegir-hi tant persones i empreses repetides o amb característiques semblants</text:span></text:p>
      <text:p text:style-name="P37">iv. Resultats esperats</text:p>
      <text:p text:style-name="Text_20_body">            <text:span text:style-name="T14">S’han d’haver donat d’alta els proveïdors esperats.</text:span></text:p>
      <text:p text:style-name="P43">            <text:span text:style-name="T14">S’han de materialitzar a la base de dades totes les relacions noves degudes a donar d’alta un proveïdor, que poden ser diverses,  per exemple una nova empresa, una nova persona de contacte amb un càrrec dins l’empresa...</text:span></text:p>
      <text:p text:style-name="P43">            <text:span text:style-name="T14">Tampoc s’ha d’haver observat cap problema en la navegació entre les diverses pantalles de les que consta el cas d’ús.     </text:span></text:p>
      <text:p text:style-name="P39">v. Postcondicions</text:p>
      <text:p text:style-name="P40">El sistema ha d’acabar en un estat acceptable coherent amb tot el que s’ha fet, és a dir, igual que al principi però amb els nous proveïdors al sistema.</text:p>
      <text:p text:style-name="Text_20_body"> </text:p>
      <text:h text:style-name="P50" text:outline-level="2"><text:bookmark text:name="_Toc137219483"/><text:span text:style-name="T14">2.2</text:span><text:span text:style-name="T11">        </text:span><text:span text:style-name="T14">Alta persona</text:span></text:h>
      <text:p text:style-name="Text_20_body"> </text:p>
      <text:p text:style-name="P31">Descripció del cas de prova</text:p>
      <text:p text:style-name="P36">Aquest cas d’ús dóna d’alta persones en el sistema. És un cas d’ús genèric, que s’utilitza en d’altres com són alta proveïdor, alta client, etc. Es pot incidir en provar casos extrems i verificar petits detalls.</text:p>
      <text:p text:style-name="P31">Condicions d’execució</text:p>
      <text:p text:style-name="P37">i. Precondicions</text:p>
      <text:p text:style-name="P35">      <text:span text:style-name="T14">El sistema ha d’estar en un estat acceptable.</text:span></text:p>
      <text:p text:style-name="P37">ii. Inputs</text:p>
      <text:p text:style-name="P40">Qualsevol és vàlid. Es pot provar de donar d’alta un nombre elevat de persones, per exemple un miler.</text:p>
      <text:p text:style-name="P40">També es pot provar de sotmetre a fallades el sistema en el moment de donar d’alta una persona.</text:p>
      <text:p text:style-name="P37">iii. Punts d’observació i control</text:p>
      <text:p text:style-name="P40">S’haurien de provar casos extrems, com ara deixar en blanc camps obligatoris, omplir camps fins al màxim de la seva capacitat, acabar acceptant o cancel·lant. Donar d’alta persones similars i cancel·lar o acceptar al final, etc.</text:p>
      <text:p text:style-name="P37">iv. Resultats esperats</text:p>
      <text:p text:style-name="P40">S’han de donar d’alta les noves persones al sistema. La base de dades ha de mantenir la integritat amb les dades introduïdes, no s’ha d’haver observat cap problema en la navegabilitat</text:p>
      <text:p text:style-name="P37">v. Postcondicions</text:p>
      <text:p text:style-name="P40">El sistema ha d’acabar en un estat acceptable coherent amb tot el que s’ha fet. S’han d’haver afegit les persones pertinents al sistema.</text:p>
      <text:p text:style-name="P35"> </text:p>
      <text:h text:style-name="P50" text:outline-level="2"><text:bookmark text:name="_Toc137219484"/><text:span text:style-name="T14">2.3</text:span><text:span text:style-name="T11">        </text:span><text:span text:style-name="T14">Alta peça</text:span></text:h>
      <text:p text:style-name="Text_20_body"> </text:p>
      <text:p text:style-name="P31">Descripció del cas de prova</text:p>
      <text:p text:style-name="P36">Aquest cas de prova, que es centra en el cas d’ús alta peça, ha d’incidir en comprovar que les peces es donen d’alta correctament en el sistema.</text:p>
      <text:p text:style-name="P31">Condicions d’execució</text:p>
      <text:p text:style-name="P37">i. Precondicions</text:p>
      <text:p text:style-name="P35">      <text:span text:style-name="T14">El sistema ha d’estar en un estat acceptable.</text:span></text:p>
      <text:p text:style-name="P37">ii. Inputs</text:p>
      <text:p text:style-name="P42">Qualsevol és vàlid. En donem un a tall d’exemple.</text:p>
      <text:p text:style-name="P42">Exemple:        Nom:                           Paisatge al mar</text:p>
      <text:p text:style-name="P41">                       <text:span text:style-name="T14">Autor:                          Antoni Valls</text:span></text:p>
      <text:p text:style-name="P41">                       <text:span text:style-name="T14">Valor:                          3000 €</text:span></text:p>
      <text:p text:style-name="P41">                       <text:span text:style-name="T14">Tipus de peça:                       Quadre</text:span></text:p>
      <text:p text:style-name="P41">                       <text:span text:style-name="T14">Estil:                           Clàssic</text:span></text:p>
      <text:p text:style-name="P41">                       <text:span text:style-name="T14">Data de creació:         1978</text:span></text:p>
      <text:p text:style-name="P41">                       <text:span text:style-name="T14">Fotografia:                  ---</text:span></text:p>
      <text:p text:style-name="P41">                       <text:span text:style-name="T14">Descripció:                 ---</text:span></text:p>
      <text:p text:style-name="P41"> </text:p>
      <text:p text:style-name="P42">És important provar que funciona correctament <text:span text:style-name="T15">Afegir atributs</text:span>, el cas d’ús d’afegir atributs dinàmics a una peça.   </text:p>
      <text:p text:style-name="P41"> </text:p>
      <text:p text:style-name="P37">iii. Punts d’observació i control</text:p>
      <text:p text:style-name="P40">Es pot provar per exemple d’afegir una fotografia de tamany elevat i observar com respon el sistema. Poden provar-se un nombre considerable de peces.</text:p>
      <text:p text:style-name="P37">iv. Resultats esperats</text:p>
      <text:p text:style-name="P40">S’han d’haver donat d’alta les peces al sistema sense cap problema observat i han de mantenir la integritat de les seves dades.</text:p>
      <text:p text:style-name="P37">v. Postcondicions</text:p>
      <text:p text:style-name="P40">El sistema ha d’acabar en un estat acceptable coherent amb tot el que s’ha fet, amb les noves peces i proveïdors donats d’alta al sistema.</text:p>
      <text:p text:style-name="Text_20_body"> </text:p>
      <text:h text:style-name="P50" text:outline-level="2"><text:bookmark text:name="_Toc137219485"/><text:span text:style-name="T14">2.4</text:span><text:span text:style-name="T11">        </text:span><text:span text:style-name="T14">Deixar en dipòsit</text:span></text:h>
      <text:p text:style-name="Text_20_body"> </text:p>
      <text:p text:style-name="P31">Descripció del cas de prova</text:p>
      <text:p text:style-name="P36">Aquest cas de prova ha de validar el cas d’ús en el qual es deixa una peça en dipòsit per part d’un proveïdor.</text:p>
      <text:p text:style-name="P31">Condicions d’execució</text:p>
      <text:p text:style-name="P37">i. Precondicions</text:p>
      <text:p text:style-name="P35">      <text:span text:style-name="T14">El sistema ha d’estar en un estat acceptable.</text:span></text:p>
      <text:p text:style-name="P37">ii. Inputs</text:p>
      <text:p text:style-name="P42">S’han de provar tots els casos:</text:p>
      <text:p text:style-name="P42">- Alta Nou Proveïdor i Alta nova peça</text:p>
      <text:p text:style-name="P42">- Cercar per identificador el proveïdor i Alta nova peça</text:p>
      <text:p text:style-name="P42">- Cercar per identificador el proveïdor i Sel·leccionar una peça existent.</text:p>
      <text:p text:style-name="P41"> </text:p>
      <text:p text:style-name="P37">iii. Punts d’observació i control</text:p>
      <text:p text:style-name="P40">Quan es dóna d’alta un proveïdor no ha de tenir cap peça associada. És important verificar la correcta navegabilitat entre les diverses finestres del cas d’ús: Entre Cerca del Proveïdor – Alta Proveïdor, entre Cerca del Proveïdor i Sel·lecció de peça, etc</text:p>
      <text:p text:style-name="P37">iv. Resultats esperats</text:p>
      <text:p text:style-name="P40">S’han d’haver deixat en dipòsit les peces se·leccionades. A més s’han d’haver donat d’alta els proveïdors i les peces que no existien al sistema. La base de dades ha de materialitzar totes les variacions que s’han produït al sistema.</text:p>
      <text:p text:style-name="P37">v. Postcondicions</text:p>
      <text:p text:style-name="P40">El sistema ha d’acabar en un estat acceptable coherent amb tot el que s’ha fet Les peces pertinents han d’estar deixades en dipòsit.</text:p>
      <text:p text:style-name="Text_20_body"> </text:p>
      <text:h text:style-name="P50" text:outline-level="2"><text:bookmark text:name="_Toc137219486"/><text:span text:style-name="T14">2.5</text:span><text:span text:style-name="T11">        </text:span><text:span text:style-name="T14">Alta subhasta</text:span></text:h>
      <text:p text:style-name="Text_20_body"> </text:p>
      <text:p text:style-name="P31">Descripció del cas de prova</text:p>
      <text:p text:style-name="P36">Aquest cas de prova ha de validar el cas d’ús en el qual es deixa una peça en dipòsit per part d’un proveïdor.</text:p>
      <text:p text:style-name="P31">Condicions d’execució</text:p>
      <text:p text:style-name="P37">i. Precondicions</text:p>
      <text:p text:style-name="P35">      <text:span text:style-name="T14">El sistema ha d’estar en un estat acceptable.</text:span></text:p>
      <text:p text:style-name="P37">ii. Inputs</text:p>
      <text:p text:style-name="P42">S’han de donar d’alta diverses subhastes.</text:p>
      <text:p text:style-name="P41"> </text:p>
      <text:p text:style-name="P37">iii. Punts d’observació i control</text:p>
      <text:p text:style-name="P40">S’ha de provar que funcioni correctament l’avís quan hi ha massa subhastes programades.</text:p>
      <text:p text:style-name="P37">iv. Resultats esperats</text:p>
      <text:p text:style-name="P40">S’han d’haver donat d’alta les subhastes al sistema, excepte quan n’hi havia massa.</text:p>
      <text:p text:style-name="P37">v. Postcondicions</text:p>
      <text:p text:style-name="P35">      <text:span text:style-name="T14">El sistema ha d’acabar en un estat acceptable coherent amb tot el que s’ha fet.</text:span></text:p>
      <text:p text:style-name="Text_20_body"> </text:p>
      <text:h text:style-name="P50" text:outline-level="2"><text:bookmark text:name="_Toc137219487"/><text:span text:style-name="T14">2.6</text:span><text:span text:style-name="T11">        </text:span><text:span text:style-name="T14">Afegir / Treure peces</text:span></text:h>
      <text:p text:style-name="Text_20_body"> </text:p>
      <text:p text:style-name="P31">Descripció del cas de prova</text:p>
      <text:p text:style-name="P36">Aquest cas de prova que s’afegeixen i es treuen peces correctament a una subhasta. El cas d’ús Afegir / Treure peces és un cas d’ús complicat i necessita uns casos de prova complets.</text:p>
      <text:p text:style-name="P31">Condicions d’execució</text:p>
      <text:p text:style-name="P37">i. Precondicions</text:p>
      <text:p text:style-name="P35">      <text:span text:style-name="T14">El sistema ha d’estar en un estat acceptable amb peces donades d’alta al sistema.</text:span></text:p>
      <text:p text:style-name="P37">ii. Inputs</text:p>
      <text:p text:style-name="P42">- Provar d’afegir peces disponibles a una subhasta.</text:p>
      <text:p text:style-name="P42">- Provar de treure peces d’una subhasta.</text:p>
      <text:p text:style-name="P42">- Realitzar diverses cerques.</text:p>
      <text:p text:style-name="P42">- Provar d’afegir al sistema peces cercades.</text:p>
      <text:p text:style-name="P42">- Provar d’afegir peces cercades al sistema que ha estiguin en una altra subhasta.</text:p>
      <text:p text:style-name="P42">- Provar d’afegir peces que estiguin en una subhasta ja realitzada.</text:p>
      <text:p text:style-name="P42">- Provar de treure peces d’una subhasta que estiguin com a cercades.</text:p>
      <text:p text:style-name="P42">- Provar de cancel·lar els canvis.</text:p>
      <text:p text:style-name="P41"> </text:p>
      <text:p text:style-name="P37">iii. Punts d’observació i control</text:p>
      <text:p text:style-name="P40">Quan es dóna d’alta un proveïdor no ha de tenir cap peça associada. És important verificar la correcta navegabilitat entre les diverses finestres del cas d’ús: Entre Cerca del Proveïdor – Alta Proveïdor, entre Cerca del Proveïdor i Sel·lecció de peça, etc</text:p>
      <text:p text:style-name="P37">iv. Resultats esperats</text:p>
      <text:p text:style-name="P40">S’han d’afegir i treure les peces segons estava previst. Si les peces estan en una altra subhasta i es segueix endavant, llavors aquestes peces s’han de treure de l’anterior subhasta, excepte si aquesta ja s’ha realitzat. </text:p>
      <text:p text:style-name="P40">Les cerques guardades s’han de poder recuperar correctament.</text:p>
      <text:p text:style-name="P40">La navegabilitat entre finestres ha de ser correcta.</text:p>
      <text:p text:style-name="P37">v. Postcondicions</text:p>
      <text:p text:style-name="P40">El sistema ha d’acabar en un estat acceptable coherent amb tot el que s’ha fet, amb les noves relacions entre peces i subhastes.</text:p>
      <text:p text:style-name="Text_20_body"> </text:p>
      <text:h text:style-name="P50" text:outline-level="2"><text:bookmark text:name="_Toc137219488"/><text:span text:style-name="T14">2.7</text:span><text:span text:style-name="T11">        </text:span><text:span text:style-name="T14">Alta assistent</text:span></text:h>
      <text:p text:style-name="Text_20_body"> </text:p>
      <text:p text:style-name="P31">Descripció del cas de prova</text:p>
      <text:p text:style-name="P36">Aquest cas de prova ha de validar que es donin d’alta correctament assistents a subhastes.</text:p>
      <text:p text:style-name="P31">Condicions d’execució</text:p>
      <text:p text:style-name="P37">i. Precondicions</text:p>
      <text:p text:style-name="P40">El sistema ha d’estar en un estat acceptable, amb subhastes, peces per subhastar, proveïdors i clients donats d’alta.</text:p>
      <text:p text:style-name="P37">ii. Inputs</text:p>
      <text:p text:style-name="P42">S’han de provar els casos:</text:p>
      <text:p text:style-name="P42">- Donar d’alta un nou Client i assignar-lo a una subhasta</text:p>
      <text:p text:style-name="P42">- Cercar un client i assignar-lo a una subhasta</text:p>
      <text:p text:style-name="P42">- Cancel·lar l’assignació d’un assistent.</text:p>
      <text:p text:style-name="P41"> </text:p>
      <text:p text:style-name="P37">iii. Punts d’observació i control</text:p>
      <text:p text:style-name="P40">Es dona importància a la navegabilitat entre les finestres, en especial en les diverses opcions que ofereixen de tornar a la finestra anterior.</text:p>
      <text:p text:style-name="P37">iv. Resultats esperats</text:p>
      <text:p text:style-name="P40">S’han d’haver donat d’alta els assistents a la subhasta. En els casos pertinents, també s’han d’haver afegit nous clients al sistema.</text:p>
      <text:p text:style-name="P37">v. Postcondicions</text:p>
      <text:p text:style-name="P40">El sistema ha d’acabar en un estat acceptable coherent amb tot el que s’ha fet, amb els nous assistents i els nous clients.</text:p>
      <text:p text:style-name="Text_20_body"> </text:p>
      <text:h text:style-name="P50" text:outline-level="2"><text:bookmark text:name="_Toc137219489"/><text:span text:style-name="T14">2.8</text:span><text:span text:style-name="T11">        </text:span><text:span text:style-name="T14">Cerca de peces</text:span></text:h>
      <text:p text:style-name="Text_20_body"> </text:p>
      <text:p text:style-name="P31">Descripció del cas de prova</text:p>
      <text:p text:style-name="P36">Aquest cas de prova ha de validar la cerca de peces del sistema. Aquesta cerca és força potent, en el sentit que cada peça pot tenir els seus atributs concrets.</text:p>
      <text:p text:style-name="P31">Condicions d’execució</text:p>
      <text:p text:style-name="P37">i. Precondicions</text:p>
      <text:p text:style-name="P40">El sistema ha d’estar en un estat acceptable, amb moltes peces donades d’alta. Algunes de les peces del sistema han de contenir atributs propis.</text:p>
      <text:p text:style-name="P37">ii. Inputs</text:p>
      <text:p text:style-name="P42">S’han de provar tots els casos:</text:p>
      <text:p text:style-name="P42">- Fer una cerca nul·la</text:p>
      <text:p text:style-name="P42">Per cada atribut de la cerca:</text:p>
      <text:p text:style-name="P42">- Fer una cerca que retorni molts resultats</text:p>
      <text:p text:style-name="P42">- Fer una cerca que retorni pocs resultats</text:p>
      <text:p text:style-name="P42">- Fer una cerca que no retorni resultats</text:p>
      <text:p text:style-name="P42">Per cada atribut dinàmic</text:p>
      <text:p text:style-name="P42">- Fer una cerca que retorni resultats</text:p>
      <text:p text:style-name="P42">- Fer una cerca que no retorni resultats</text:p>
      <text:p text:style-name="P42">Fer cerques que combinin dos o més atributs</text:p>
      <text:p text:style-name="P41"> </text:p>
      <text:p text:style-name="P37">iii. Punts d’observació i control</text:p>
      <text:p text:style-name="P40">Aquesta prova té molts casos possibles. A més s’ha de verificar la correcta navegabilitat entre les finestres de que consta el cas d’ús.</text:p>
      <text:p text:style-name="P37">iv. Resultats esperats</text:p>
      <text:p text:style-name="P40">Per cada cerca s’ha de comprovar que el resultat és correcte.</text:p>
      <text:p text:style-name="P37">v. Postcondicions</text:p>
      <text:p text:style-name="P35">      <text:span text:style-name="T14">El sistema ha d’acabar en un estat acceptable coherent amb tot el que s’ha fet.</text:span></text:p>
      <text:p text:style-name="Text_20_body"> </text:p>
      <text:h text:style-name="P50" text:outline-level="2"><text:bookmark text:name="_Toc137219490"/><text:span text:style-name="T14">2.9</text:span><text:span text:style-name="T11">        </text:span><text:span text:style-name="T14">Realitzar subhasta</text:span></text:h>
      <text:p text:style-name="Text_20_body"> </text:p>
      <text:p text:style-name="P31">Descripció del cas de prova</text:p>
      <text:p text:style-name="P36">Aquest cas de prova ha de validar el cas d’ús en el qual es possibilita l’inici d’una subhasta.</text:p>
      <text:p text:style-name="P31">Condicions d’execució</text:p>
      <text:p text:style-name="P37">i. Precondicions</text:p>
      <text:p text:style-name="P40">El sistema ha d’estar en un estat acceptable, amb subhastes donades d’alta per al mateix dia.</text:p>
      <text:p text:style-name="P37">ii. Inputs</text:p>
      <text:p text:style-name="P42">Es sel·leccionen sales i subhastes.</text:p>
      <text:p text:style-name="P41"> </text:p>
      <text:p text:style-name="P37">iii. Punts d’observació i control</text:p>
      <text:p text:style-name="P40">Quan s’ha realitzat una subhasta s’ha de verificar que ha és impossible d’afegir noves peces a la subhasta, ja que aquesta consta com a realitzada.</text:p>
      <text:p text:style-name="P37">iv. Resultats esperats</text:p>
      <text:p text:style-name="P40">S’ha d’haver identificat la subhasta concreta com a realitzada</text:p>
      <text:p text:style-name="P37">v. Postcondicions</text:p>
      <text:p text:style-name="P40">El sistema ha d’acabar en un estat acceptable coherent amb tot el que s’ha fet, amb les subhastes constant com a realitzades.</text:p>
      <text:p text:style-name="Text_20_body"> </text:p>
      <text:p text:style-name="Text_20_body"> </text:p>
      <text:h text:style-name="P50" text:outline-level="2"><text:bookmark text:name="_Toc137219491"/><text:span text:style-name="T14">2.10</text:span><text:span text:style-name="T11">    </text:span><text:span text:style-name="T14">Subhasta d’una peça</text:span></text:h>
      <text:p text:style-name="Text_20_body"> </text:p>
      <text:p text:style-name="P31">Descripció del cas de prova</text:p>
      <text:p text:style-name="P36">Aquesta prova s’encarrega de verificar que funciona correctament la subhasta d’una única peça. Per a realitzar-la es necessiten tres provadors, un que actuï com a moderador i dos com a administratius.</text:p>
      <text:p text:style-name="P31">Condicions d’execució</text:p>
      <text:p text:style-name="P37">i. Precondicions</text:p>
      <text:p text:style-name="P40">El sistema ha d’estar en un estat acceptable, dins una subhasta amb peces per subhastar.</text:p>
      <text:p text:style-name="P37">ii. Inputs</text:p>
      <text:p text:style-name="P42">S’han de provar tots els casos:</text:p>
      <text:p text:style-name="P42">- Verificar que la sincronia Administratiu-Administratiu i Moderador-Administratius és correcta. És a dir: que els dos Administratius poden interactuar en paral·lel, excepte la opció que té el moderador de finalitzar subhasta i que quan els Administratius no tenen poder de decisió els empleats sí i viceversa.</text:p>
      <text:p text:style-name="P42">- Moderador: finalitzi la subhasta en moments diversos.</text:p>
      <text:p text:style-name="P42">- Simulació de subhastes diverses: correctes i incorrectes</text:p>
      <text:p text:style-name="P42">* Moderador: introduir un preu</text:p>
      <text:p text:style-name="P42">* Administratius: afegir licitacions correctament.</text:p>
      <text:p text:style-name="P42">* Administratius: afegir licitations incorrectament: sigui perquè un dels dos introdueix una dada errònia, tots dos dades errònies o tots dos dades correctes però divergents entre elles.</text:p>
      <text:p text:style-name="P42">- Verificar que el sistema és consistent si hi ha fallades no previstes.</text:p>
      <text:p text:style-name="P42">- Fer simulacions de subhastes llargues i curtes</text:p>
      <text:p text:style-name="P41"> </text:p>
      <text:p text:style-name="P37">iii. Punts d’observació i control</text:p>
      <text:p text:style-name="P40">El temps de resposta del sistema no ha de ser gens llarg. Aquest aspecte és important en aquest cas d’ús, on el factor temps és molt important. S’ha de comprovar que el sistema respongui ràpidament, ja que almenys les primeres licitacions poden ser molt seguides si hi ha força clients interessats en la peça.</text:p>
      <text:p text:style-name="P37">iv. Resultats esperats</text:p>
      <text:p text:style-name="P40">El sistema ha d’haver actuat tal com s’esperava a cada situació. El temps de resposta ha de ser curt.  Al final s’ha de mostrar un resultat correcte associant la peça al client que l’ha aconseguit finalment.</text:p>
      <text:p text:style-name="P37">v. Postcondicions</text:p>
      <text:p text:style-name="P40">El sistema ha d’acabar en un estat acceptable coherent amb tot el que s’ha fet, i amb la peça associada al seu comprador.</text:p>
      <text:p text:style-name="Text_20_body"> </text:p>
      <text:p text:style-name="Text_20_body"> </text:p>
      <text:p text:style-name="P47"><text:bookmark text:name="_Toc137219492"/><text:span text:style-name="T13">3</text:span><text:span text:style-name="T10">                  </text:span><text:span text:style-name="T14">Proves transversals</text:span></text:p>
      <text:p text:style-name="P30">A part de les proves que es faran per validar cada cas d’ús s’han de fer proves que validin el sistema en general, i que comprovin aspectes que queden incomplets amb les proves anteriors.</text:p>
      <text:p text:style-name="P30">Aquestes proves no es detallen ja que són molt àmplies, senzillament es recorda el que es requeria al Test Plan i que per tant s’ha de validar que el sistema ho compleix</text:p>
      <text:p text:style-name="P32"> </text:p>
      <text:h text:style-name="P49" text:outline-level="2"><text:bookmark text:name="_Toc137219493"/><text:span text:style-name="T14">3.1</text:span><text:span text:style-name="T11">        </text:span><text:span text:style-name="T14">Proves de concurrència</text:span></text:h>
      <text:p text:style-name="Text_20_body"> </text:p>
      <text:p text:style-name="P31">Descripció del cas de prova</text:p>
      <text:p text:style-name="P38">El sistema ha de permetre l’accés concurrent de diversos usuaris. Això s’ha de provar. Diverses persones han de poder interactuar amb el sistema, amb casos d’ús diferents o amb el mateix, sense problemes i el sistema s’ha de mantenir en un estat correcte. </text:p>
      <text:p text:style-name="P31">Condicions d’execució</text:p>
      <text:p text:style-name="P37">i. Precondicions</text:p>
      <text:p text:style-name="P40">El sistema ha d’estar en un estat acceptable, que s’assembli a un estat de ple funcionament de tot el sistema, amb peces, clients, subhastes...</text:p>
      <text:p text:style-name="P40">També el sistema ha d’estar preparat per a funcionar concurrentment amb més de 10 terminals.</text:p>
      <text:p text:style-name="P37">ii. Inputs</text:p>
      <text:p text:style-name="P42">S’han de provar casos de concurrència de diferents usuaris:</text:p>
      <text:p text:style-name="P42">- 12 provadors es connecten al sistema des de diversos punts i interactuen amb ell. Per exemple:</text:p>
      <text:p text:style-name="P42">* 3 provadors entraran noves peces al sistema</text:p>
      <text:p text:style-name="P42">* 3 provadors entraran nous clients al sistema</text:p>
      <text:p text:style-name="P42">* 6 provadors provaran per duplicat el funcionament de les subhastes</text:p>
      <text:p text:style-name="P41"> </text:p>
      <text:p text:style-name="P37">iii. Punts d’observació i control</text:p>
      <text:p text:style-name="P40">El temps de resposta del sistema no ha de ser gens llarg. A més, el sistema ha d’actuar sense cap problema, com si només hi hagués un usuari.</text:p>
      <text:p text:style-name="P37">iv. Resultats esperats</text:p>
      <text:p text:style-name="P40">El sistema ha d’haver actuat tal com s’esperava a cada situació. El temps de resposta ha de ser curt.  Al final s’ha de mostrar un resultat correcte del sistema, amb les noves dades introduïdes que es guardades al seu lloc pertinent.</text:p>
      <text:p text:style-name="P37">v. Postcondicions</text:p>
      <text:p text:style-name="P40">El sistema ha d’acabar en un estat acceptable coherent amb tot el que s’ha fet.</text:p>
      <text:p text:style-name="Text_20_body"> </text:p>
      <text:p text:style-name="P32"> </text:p>
      <text:h text:style-name="P50" text:outline-level="2"><text:bookmark text:name="_Toc137219494"/><text:span text:style-name="T14">3.2</text:span><text:span text:style-name="T11">        </text:span><text:span text:style-name="T14">Proves de funcionalitat</text:span></text:h>
      <text:p text:style-name="Text_20_body"> </text:p>
      <text:p text:style-name="P31">Descripció del cas de prova</text:p>
      <text:p text:style-name="P38">El sistema ha de funcionar correctament amb grans volums de dades. Encara que a cada cas de prova pertinent es comprovarà, també estaria bé fer alguna prova de funcionalitat en general, provant diversos casos d’ús.</text:p>
      <text:p text:style-name="P31">Condicions d’execució</text:p>
      <text:p text:style-name="P37">i. Precondicions</text:p>
      <text:p text:style-name="P40">El sistema ha d’estar en un estat acceptable, que s’assembli a un estat crític de funcionament del sistema, amb grans volums de peces i clients. En concret hi ha d’haver més de 6000 peces i 3000 clients.</text:p>
      <text:p text:style-name="P37">ii. Inputs</text:p>
      <text:p text:style-name="P42">Es poden provar diferents casos:</text:p>
      <text:p text:style-name="P42">- Donar d’alta peces.</text:p>
      <text:p text:style-name="P42">- Donar d’alta clients.</text:p>
      <text:p text:style-name="P42">- Donar d’alta proveïdors.</text:p>
      <text:p text:style-name="P42">- Realitzar subhastes amb grans quantitats de peces i clients.</text:p>
      <text:p text:style-name="P41"> </text:p>
      <text:p text:style-name="P37">iii. Punts d’observació i control</text:p>
      <text:p text:style-name="P40">El temps de resposta del sistema no ha de ser gens llarg. A més, el sistema ha d’actuar sense cap problema, com si només hi hagués poques peces i clients al sistema.</text:p>
      <text:p text:style-name="P37">iv. Resultats esperats</text:p>
      <text:p text:style-name="P40">El sistema ha d’haver actuat tal com s’esperava a cada situació. El temps de resposta ha de ser curt.  Al final s’ha de mostrar un resultat correcte del sistema, amb les noves dades introduïdes que es guardades al seu lloc pertinent.</text:p>
      <text:p text:style-name="P37">v. Postcondicions</text:p>
      <text:p text:style-name="P40">El sistema ha d’acabar en un estat acceptable coherent amb tot el que s’ha fet.</text:p>
      <text:p text:style-name="Text_20_body"> </text:p>
      <text:p text:style-name="P32"> </text:p>
      <text:h text:style-name="P50" text:outline-level="2"><text:bookmark text:name="_Toc137219495"/><text:span text:style-name="T14">3.3</text:span><text:span text:style-name="T11">        </text:span><text:span text:style-name="T14">Proves d’actuació</text:span></text:h>
      <text:p text:style-name="Text_20_body"> </text:p>
      <text:p text:style-name="P31"><text:bookmark text:name="_Toc137219496"/>Descripció del cas de prova</text:p>
      <text:p text:style-name="P38">Com en els casos anteriors, el sistema ha de respondre ràpidament en tot moment. Encara que es prova això individualment en els casos més crítics, també és interessant valorar que el funcionament general del sistema compleix aquest requeriment.</text:p>
      <text:p text:style-name="P31">Condicions d’execució</text:p>
      <text:p text:style-name="P37">i. Precondicions</text:p>
      <text:p text:style-name="P40">El sistema ha d’estar en un estat acceptable, que s’assembli a un estat de ple funcionament de tot el sistema, amb peces, clients, subhastes...</text:p>
      <text:p text:style-name="P40">Es pot provar el sistema amb uns quants usuaris que interactuïn concurrentment.</text:p>
      <text:p text:style-name="P37">ii. Inputs</text:p>
      <text:p text:style-name="P42">Es poden provar diferents casos:</text:p>
      <text:p text:style-name="P42">- Un provador que doni d’alta peces.</text:p>
      <text:p text:style-name="P42">- Un altre que doni d’alta clients.</text:p>
      <text:p text:style-name="P42">- Un tercer que doni d’alta proveïdors.</text:p>
      <text:p text:style-name="P42">- Tres més que realitzin una subhasta amb grans quantitats de peces i clients.</text:p>
      <text:p text:style-name="P41"> </text:p>
      <text:p text:style-name="P37">iii. Punts d’observació i control</text:p>
      <text:p text:style-name="P40">El temps de resposta del sistema no ha de ser superior a 10 segons en cap moment. A més, el sistema ha d’actuar sense cap problema, com si només hi hagués poques peces i clients al sistema.</text:p>
      <text:p text:style-name="P40">En el cas d’ús de subhastar peces és interessant fer una prova exhaustiva i ràpida, en la que es vagin fixant preus i acceptant ofertes, per comprovar que la realització del cas d’ús compleix els requeriments anteriors.</text:p>
      <text:p text:style-name="P37">iv. Resultats esperats</text:p>
      <text:p text:style-name="P40">El sistema ha d’haver actuat tal com s’esperava a cada situació. El temps de resposta ha de ser curt.  Al final s’ha de mostrar un resultat correcte del sistema, amb les noves dades introduïdes que es guardades al seu lloc pertinent.</text:p>
      <text:p text:style-name="P37">v. Postcondicions</text:p>
      <text:p text:style-name="P40">El sistema ha d’acabar en un estat acceptable coherent amb tot el que s’ha fet.</text:p>
      <text:p text:style-name="Text_20_body"> </text:p>
      <text:h text:style-name="P50" text:outline-level="2"><text:span text:style-name="T14">3.4</text:span><text:span text:style-name="T11">        </text:span><text:span text:style-name="T14">Proves de fallades i recuperació</text:span></text:h>
      <text:p text:style-name="Text_20_body"> </text:p>
      <text:p text:style-name="P31">Descripció del cas de prova</text:p>
      <text:p text:style-name="P38">El sistema ha d’estar preparat per a suportar fallades. Encara que s’haurà comprovat anteriorment, també seria interessant veure que la concurrència i volums grans de dades no són impediment per a complir aquest requisit.</text:p>
      <text:p text:style-name="P31">Condicions d’execució</text:p>
      <text:p text:style-name="P37">i. Precondicions</text:p>
      <text:p text:style-name="P40">El sistema ha d’estar en un estat acceptable, que s’assembli a un estat de ple funcionament de tot el sistema, amb peces, clients, subhastes...</text:p>
      <text:p text:style-name="P40">Es pot provar el sistema amb uns quants usuaris que interactuïn concurrentment.</text:p>
      <text:p text:style-name="P37">ii. Inputs</text:p>
      <text:p text:style-name="P42">Es poden provar diferents casos:</text:p>
      <text:p text:style-name="P42">- Un provador que doni d’alta peces.</text:p>
      <text:p text:style-name="P42">- Un segon que doni d’alta clients.</text:p>
      <text:p text:style-name="P42">- Un tercer provador que doni d’alta proveïdors.</text:p>
      <text:p text:style-name="P42">- Tres més que realitzin subhastes amb grans quantitats de peces i clients.</text:p>
      <text:p text:style-name="P42">En un moment determinat, es provoca una fallada greu del sistema, un tall de corrent.</text:p>
      <text:p text:style-name="P42">Es pot repetir la prova variant el moment de la fallada.</text:p>
      <text:p text:style-name="P41"> </text:p>
      <text:p text:style-name="P37">iii. Punts d’observació i control</text:p>
      <text:p text:style-name="P40">Es pot fer la prova en moments crítics, com a l’inici d’una subhasta, en un punt d’una subhasta molt avançat...</text:p>
      <text:p text:style-name="P37">iv. Resultats esperats</text:p>
      <text:p text:style-name="P40">El sistema ha de permetre la recuperabilitat de les dades i garantir la pèrdua del menor nombre possible de dades. El sistema ha de retornar en un estat força acceptable.</text:p>
      <text:p text:style-name="P37">v. Postcondicions</text:p>
      <text:p text:style-name="P40">El sistema ha d’acabar en un estat acceptable coherent amb tot el que s’ha fet amb la menor pèrdua de dades possible.</text:p>
      <text:p text:style-name="Text_20_body"> </text:p>
      <text:p text:style-name="Text_20_body"> </text:p>
      <text:p text:style-name="Text_20_body">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Black1" svg:font-family="'Arial Black'"/>
    <style:font-face style:name="Helvetica2" svg:font-family="Helvetica"/>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5"><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text:page-number></text:span></text:p>
      </style:footer>
    </style:master-page>
    <style:master-page style:name="First_20_Page" style:display-name="First Page" style:page-layout-name="pm2" style:next-style-name="Standard"/>
    <style:master-page style:name="HTML" style:page-layout-name="pm3"/>
    <style:master-page style:name="apaisat"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oftware Arquitecture Document</dc:title>
    <dc:subject>Serdipsa</dc:subject>
    <meta:initial-creator>15</meta:initial-creator>
    <meta:creation-date>2007-03-30T17:53:00</meta:creation-date>
    <dc:creator>LCFIB UPC</dc:creator>
    <dc:date>2008-05-15T09:46:15</dc:date>
    <dc:language>es-ES</dc:language>
    <meta:editing-cycles>90</meta:editing-cycles>
    <meta:editing-duration>PT19H27M47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 meta:object-count="0" meta:page-count="16" meta:paragraph-count="374" meta:word-count="3239" meta:character-count="21158"/>
  </office:meta>
</office:document-meta>
</file>